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8.3in" table:align="margins"/>
    </style:style>
    <style:style style:name="Table1.A" style:family="table-column">
      <style:table-column-properties style:column-width="3.6in" style:rel-column-width="5184*"/>
    </style:style>
    <style:style style:name="Table1.B" style:family="table-column">
      <style:table-column-properties style:column-width="4.7in" style:rel-column-width="6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6f4c" officeooo:paragraph-rsid="0042eb6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2eb6d" officeooo:paragraph-rsid="0042eb6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ffb2" officeooo:paragraph-rsid="00485ff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a8e42" officeooo:paragraph-rsid="004a8e4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ffb2" officeooo:paragraph-rsid="0042eb6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2eb6d" officeooo:paragraph-rsid="0048205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6340e" officeooo:paragraph-rsid="0046340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31ca" officeooo:paragraph-rsid="004731c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style:text-underline-style="none" fo:font-weight="normal" officeooo:rsid="00681a7f" officeooo:paragraph-rsid="0042eb6d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officeooo:paragraph-rsid="0046340e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96845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9684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46340e"/>
    </style:style>
    <style:style style:name="P15" style:family="paragraph" style:parent-style-name="Standard">
      <style:paragraph-properties fo:text-align="start" style:justify-single-word="false"/>
      <style:text-properties officeooo:paragraph-rsid="00596845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6340e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485ff7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485ff7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31ca" officeooo:paragraph-rsid="00485ff7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b9b0" officeooo:paragraph-rsid="0048205f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ffb2" officeooo:paragraph-rsid="00485ff7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6f4c" officeooo:paragraph-rsid="0042eb6d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1a7f" officeooo:paragraph-rsid="0042eb6d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a8e42" officeooo:paragraph-rsid="004a8e42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4f676" officeooo:paragraph-rsid="0054f676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872c1" officeooo:paragraph-rsid="004872c1" style:font-size-asian="12pt" style:font-weight-asian="bold" style:font-size-complex="12pt" style:font-weight-complex="bold"/>
    </style:style>
    <style:style style:name="P2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a8e42" officeooo:paragraph-rsid="004b1a3f" style:font-size-asian="12pt" style:font-weight-asian="bold" style:font-size-complex="12pt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42eb6d" style:font-size-asian="12pt" style:font-size-complex="12pt"/>
    </style:style>
    <style:style style:name="P29" style:family="paragraph" style:parent-style-name="Standard" style:list-style-name="L5">
      <style:paragraph-properties fo:text-align="start" style:justify-single-word="false"/>
      <style:text-properties officeooo:rsid="004b1a3f" officeooo:paragraph-rsid="004b1a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5ff7" style:font-weight-asian="bold" style:font-weight-complex="bold"/>
    </style:style>
    <style:style style:name="T3" style:family="text">
      <style:text-properties fo:font-weight="bold" fo:background-color="#ff6d6d" loext:char-shading-value="0" style:font-weight-asian="bold" style:font-weight-complex="bold"/>
    </style:style>
    <style:style style:name="T4" style:family="text">
      <style:text-properties style:text-line-through-style="none" style:text-line-through-type="none" fo:font-weight="bold" officeooo:rsid="005c6f4c" style:font-weight-asian="bold" style:font-weight-complex="bold"/>
    </style:style>
    <style:style style:name="T5" style:family="text">
      <style:text-properties style:text-line-through-style="none" style:text-line-through-type="none" fo:font-weight="bold" officeooo:rsid="0046340e" style:font-weight-asian="bold" style:font-weight-complex="bold"/>
    </style:style>
    <style:style style:name="T6" style:family="text">
      <style:text-properties style:text-line-through-style="none" style:text-line-through-type="none" fo:font-weight="normal" officeooo:rsid="005c6f4c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625d7d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46340e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4731ca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485ff7" style:font-weight-asian="normal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65ffb2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45b316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48205f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485ff7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46340e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4731ca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4872c1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a8e42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65ffb2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45b316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48205f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46340e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4872c1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4731ca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49dbc1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42eb6d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485ff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4a8e42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51712d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5828c0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style="italic" fo:font-weight="normal" officeooo:rsid="00485ff7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officeooo:rsid="0046340e"/>
    </style:style>
    <style:style style:name="T35" style:family="text">
      <style:text-properties officeooo:rsid="004731ca"/>
    </style:style>
    <style:style style:name="T36" style:family="text">
      <style:text-properties officeooo:rsid="0048205f"/>
    </style:style>
    <style:style style:name="T37" style:family="text">
      <style:text-properties officeooo:rsid="00485ff7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531b47"/>
    </style:style>
    <style:style style:name="T40" style:family="text">
      <style:text-properties officeooo:rsid="00560bdc"/>
    </style:style>
    <style:style style:name="T41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2">1<text:span text:style-name="T41">xx</text:span> - Controls</text:p>
          </table:table-cell>
          <table:table-cell table:style-name="Table2.B1" office:value-type="string">
            <text:p text:style-name="P13">2xx - Ground</text:p>
          </table:table-cell>
          <table:table-cell table:style-name="Table2.C1" office:value-type="string">
            <text:p text:style-name="P13">3xx - Flight</text:p>
          </table:table-cell>
          <table:table-cell table:style-name="Table2.B1" office:value-type="string">
            <text:p text:style-name="P13">4xx - A2A</text:p>
          </table:table-cell>
          <table:table-cell table:style-name="Table2.B1" office:value-type="string">
            <text:p text:style-name="P13">5xx - A2G</text:p>
          </table:table-cell>
          <table:table-cell table:style-name="Table2.F1" office:value-type="string">
            <text:p text:style-name="P13">6xx - Misc</text:p>
          </table:table-cell>
        </table:table-row>
      </table:table>
      <text:p text:style-name="P15"><text:span text:style-name="T27">3</text:span><text:span text:style-name="T31">0</text:span><text:span text:style-name="T32">2</text:span><text:span text:style-name="T26"> - </text:span><text:span text:style-name="T27">Flight - </text:span><text:span text:style-name="T28">Fuel Management, </text:span><text:span text:style-name="T29">Jettison, </text:span><text:span text:style-name="T28">Engine </text:span><text:span text:style-name="T30">Restart, Autopilot</text:span></text:p>
      <text:p text:style-name="P9"/>
      <text:p text:style-name="P2">Fuel Management</text:p>
      <text:list text:style-name="L1">
        <text:list-item>
          <text:p text:style-name="P16"><text:span text:style-name="T16">Full internal fuel = </text:span><text:span text:style-name="T23">2</text:span><text:span text:style-name="T24">750</text:span><text:span text:style-name="T23"> L</text:span></text:p>
        </text:list-item>
        <text:list-item>
          <text:p text:style-name="P19">If centerline tank is equipped, center console will have <text:span text:style-name="T1">CENTER FUEL TANK</text:span> light (regardless of whether the tank is full or empty).</text:p>
        </text:list-item>
        <text:list-item>
          <text:p text:style-name="P17"><text:span text:style-name="T14">If wing tanks are equipped, center console will have </text:span><text:span text:style-name="T22">UB POD EMPTY 3</text:span><text:span text:style-name="T14"> and </text:span><text:span text:style-name="T22">UB POD EMPTY 4</text:span><text:span text:style-name="T14"> </text:span><text:span text:style-name="T33">not lit</text:span><text:span text:style-name="T14">, and </text:span><text:span text:style-name="T22">PYLON 3 OUTER</text:span><text:span text:style-name="T14"> and </text:span><text:span text:style-name="T22">PYLON 4 OUTER</text:span><text:span text:style-name="T14"> lit.</text:span></text:p>
        </text:list-item>
        <text:list-item>
          <text:p text:style-name="P20">Caution light messages in the order they will appear <text:span text:style-name="T36">(l</text:span><text:span text:style-name="T34">igh</text:span><text:span text:style-name="T35">ts may flicker before they come on solid, </text:span><text:span text:style-name="T37">numbers below are for when they are on solid</text:span><text:span text:style-name="T36">):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T5">FUEL PODS EMPTY A</text:span><text:span text:style-name="T8"> (center console)</text:span></text:p>
          </table:table-cell>
          <table:table-cell table:style-name="Table1.B1" office:value-type="string">
            <text:p text:style-name="P11"><text:span text:style-name="T9">30</text:span><text:span text:style-name="T8">00 L </text:span><text:span text:style-name="T10">remaining.</text:span></text:p>
          </table:table-cell>
        </table:table-row>
        <table:table-row>
          <table:table-cell table:style-name="Table1.A2" office:value-type="string">
            <text:p text:style-name="P11"><text:span text:style-name="T5">FUEL PODS EMPTY W</text:span><text:span text:style-name="T8"> (right wall forward)</text:span></text:p>
          </table:table-cell>
          <table:table-cell table:style-name="Table1.B2" office:value-type="string">
            <text:p text:style-name="P14"><text:span text:style-name="T17">2</text:span><text:span text:style-name="T18">750</text:span><text:span text:style-name="T17"> L </text:span><text:span text:style-name="T15">remaining </text:span><text:span text:style-name="T14">(100% fuel)</text:span><text:span text:style-name="T17">. <text:s/></text:span><text:span text:style-name="T23">Indicates </text:span><text:span text:style-name="T25">all external tanks are</text:span><text:span text:style-name="T23"> empty.</text:span></text:p>
          </table:table-cell>
        </table:table-row>
        <table:table-row>
          <table:table-cell table:style-name="Table1.A2" office:value-type="string">
            <text:p text:style-name="P7"><text:span text:style-name="T1">FUEL TANK NO 1 GROUP</text:span> (right wall forward)</text:p>
          </table:table-cell>
          <table:table-cell table:style-name="Table1.B2" office:value-type="string">
            <text:p text:style-name="P7">800 L <text:span text:style-name="T37">remaining </text:span><text:span text:style-name="T36">(~26% fuel).</text:span></text:p>
          </table:table-cell>
        </table:table-row>
        <table:table-row>
          <table:table-cell table:style-name="Table1.A2" office:value-type="string">
            <text:p text:style-name="P7"><text:span text:style-name="T3">FUEL 450 L</text:span> (right wall forward)</text:p>
          </table:table-cell>
          <table:table-cell table:style-name="Table1.B2" office:value-type="string">
            <text:p text:style-name="P7">450 L <text:span text:style-name="T37">remaining </text:span>(~15% fuel).</text:p>
          </table:table-cell>
        </table:table-row>
        <table:table-row>
          <table:table-cell table:style-name="Table1.A2" office:value-type="string">
            <text:p text:style-name="P7"><text:span text:style-name="T1">FUEL TANK NO 3 GROUP</text:span> (right wall forward)</text:p>
          </table:table-cell>
          <table:table-cell table:style-name="Table1.B2" office:value-type="string">
            <text:p text:style-name="P7">300 L <text:span text:style-name="T37">remaining </text:span>(~8% fuel).</text:p>
          </table:table-cell>
        </table:table-row>
        <table:table-row>
          <table:table-cell table:style-name="Table1.A2" office:value-type="string">
            <text:p text:style-name="P8"><text:span text:style-name="T3">DISP TANK EMPTY</text:span> (right wall forward)</text:p>
          </table:table-cell>
          <table:table-cell table:style-name="Table1.B2" office:value-type="string">
            <text:p text:style-name="P8"><text:span text:style-name="T37">100 L remaining (3% fuel). </text:span><text:span text:style-name="T1">Fuel starvation imminent </text:span><text:span text:style-name="T2">when flickering</text:span><text:span text:style-name="T1">. <text:s/></text:span><text:span text:style-name="T2">Engine dies when light is on solid.</text:span></text:p>
          </table:table-cell>
        </table:table-row>
      </table:table>
      <text:p text:style-name="P6"/>
      <text:p text:style-name="P3">Jettison</text:p>
      <text:list text:style-name="L2">
        <text:list-item>
          <text:p text:style-name="P18"><text:span text:style-name="T12">Centerline fuel tank jettison </text:span><text:span text:style-name="T13">with</text:span><text:span text:style-name="T12"> </text:span><text:span text:style-name="T21">T2 switch</text:span><text:span text:style-name="T13"> (controls "Drop Center Fuel Pod"), d</text:span><text:span text:style-name="T12">efault </text:span><text:span text:style-name="T13">key </text:span><text:span text:style-name="T12">is </text:span><text:span text:style-name="T20">RCtrl+PageUp</text:span><text:span text:style-name="T12">. <text:s/></text:span><text:span text:style-name="T13">The cockpit button </text:span><text:span text:style-name="T12">is on the front of the stick.</text:span></text:p>
        </text:list-item>
        <text:list-item>
          <text:p text:style-name="P21">Wing fuel tank jettison is a yellow guarded button on the top row of the instrument panel, left of center.</text:p>
        </text:list-item>
        <text:list-item>
          <text:p text:style-name="P26">IMPORTANT:<text:span text:style-name="T38"> If you jettison external tanks before they are empty, manually set the fuel gauge to 2750 L, or it will not show the correct amount remaining.</text:span></text:p>
        </text:list-item>
      </text:list>
      <text:p text:style-name="P6"/>
      <text:p text:style-name="P1">Engine restart</text:p>
      <text:list text:style-name="L3">
        <text:list-item>
          <text:p text:style-name="P22">Throttle to idle.</text:p>
        </text:list-item>
        <text:list-item>
          <text:p text:style-name="P22">Dive to maintain 450 kph minimum if under 8000 m, 550 kph minimum if over 8000 m.</text:p>
        </text:list-item>
        <text:list-item>
          <text:p text:style-name="P22"><text:span text:style-name="T1">Engine Emergency Air Start</text:span> switch ... <text:span text:style-name="T1">ON</text:span> (on wall above throttle handle)</text:p>
        </text:list-item>
        <text:list-item>
          <text:p text:style-name="P22">Engine should spool up. <text:s/>When <text:span text:style-name="T1">60-70%</text:span>, <text:span text:style-name="T1">throttle back up slowly</text:span> to relight.</text:p>
        </text:list-item>
        <text:list-item>
          <text:p text:style-name="P28"><text:span text:style-name="T4">Engine Emergency Air Start</text:span><text:span text:style-name="T6"> </text:span><text:span text:style-name="T7">switch</text:span><text:span text:style-name="T6"> ... </text:span><text:span text:style-name="T4">OFF</text:span></text:p>
        </text:list-item>
      </text:list>
      <text:p text:style-name="P10">In case of compressor surge (loud banging noise, typically at high Mach numbers 1.8+)</text:p>
      <text:list text:style-name="L4">
        <text:list-item>
          <text:p text:style-name="P23">Anti-surge shutters switch ... MANUAL (down) (red semi-guarded switch, left wall)</text:p>
        </text:list-item>
        <text:list-item>
          <text:p text:style-name="P23">Turn off afterburner.</text:p>
        </text:list-item>
        <text:list-item>
          <text:p text:style-name="P23">Decrease speed (reduce throttle, climb, or use airbrakes).</text:p>
        </text:list-item>
        <text:list-item>
          <text:p text:style-name="P23">When banging sounds stop, Anti-surge shutters switch ... AUTO (up).</text:p>
        </text:list-item>
        <text:list-item>
          <text:p text:style-name="P23">Resume normal flight.</text:p>
        </text:list-item>
      </text:list>
      <text:p text:style-name="P5"/>
      <text:p text:style-name="P4">Autopilot (SAU aka AFCS)<text:span text:style-name="T40"> -- WIP</text:span></text:p>
      <text:list text:style-name="L5">
        <text:list-item>
          <text:p text:style-name="P24">There are 4 autopilot modes:</text:p>
          <text:list>
            <text:list-item>
              <text:p text:style-name="P24">Automatic -- Used for PMRG (Russian version of ILS) approaches, controls everything but throttle and flaps</text:p>
            </text:list-item>
            <text:list-item>
              <text:p text:style-name="P24">Directional -- Used for PMRG approaches, shows visual cues<text:span text:style-name="T39"> only with yellow needles on HSI</text:span></text:p>
            </text:list-item>
            <text:list-item>
              <text:p text:style-name="P24">Stabilization -- Dampers</text:p>
            </text:list-item>
            <text:list-item>
              <text:p text:style-name="P27">Recovery -- Level autopilot, controls everything but throttle and flaps</text:p>
            </text:list-item>
          </text:list>
        </text:list-item>
        <text:list-item>
          <text:p text:style-name="P29"><text:span text:style-name="T19">A</text:span><text:span text:style-name="T11">utopilot control panel in on left wall forward bottom, in front of throttle</text:span></text:p>
        </text:list-item>
        <text:list-item>
          <text:p text:style-name="P25">Stick has one button for Recovery mode, and one button for diseng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11:58:16.330000000</dc:date>
    <meta:editing-duration>PT9H45M42S</meta:editing-duration>
    <meta:editing-cycles>57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48" meta:word-count="480" meta:character-count="2667" meta:non-whitespace-character-count="2255"/>
  </office:meta>
</office:document-meta>
</file>